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e2381"/>
    </style:style>
    <style:style style:name="P5" style:family="paragraph" style:parent-style-name="Standard" style:list-style-name="L1">
      <style:text-properties officeooo:paragraph-rsid="005fff15"/>
    </style:style>
    <style:style style:name="P6" style:family="paragraph" style:parent-style-name="Standard" style:list-style-name="L1">
      <style:text-properties officeooo:paragraph-rsid="00638fbb"/>
    </style:style>
    <style:style style:name="P7" style:family="paragraph" style:parent-style-name="Standard" style:list-style-name="L1">
      <style:text-properties officeooo:rsid="002d83c3" officeooo:paragraph-rsid="002d83c3"/>
    </style:style>
    <style:style style:name="P8" style:family="paragraph" style:parent-style-name="Standard" style:list-style-name="L1">
      <style:text-properties officeooo:rsid="003b53e1" officeooo:paragraph-rsid="003b53e1" fo:background-color="transparent"/>
    </style:style>
    <style:style style:name="P9" style:family="paragraph" style:parent-style-name="Standard" style:list-style-name="L1">
      <style:text-properties officeooo:rsid="00337cd5" officeooo:paragraph-rsid="00337cd5" fo:background-color="transparent"/>
    </style:style>
    <style:style style:name="P10" style:family="paragraph" style:parent-style-name="Standard" style:list-style-name="L1">
      <style:text-properties officeooo:paragraph-rsid="00337cd5" fo:background-color="transparent"/>
    </style:style>
    <style:style style:name="P11" style:family="paragraph" style:parent-style-name="Standard" style:list-style-name="L1">
      <style:text-properties officeooo:paragraph-rsid="003f0e0b" fo:background-color="transparent"/>
    </style:style>
    <style:style style:name="P12" style:family="paragraph" style:parent-style-name="Standard" style:list-style-name="L1">
      <style:text-properties officeooo:paragraph-rsid="003f44ca" fo:background-color="transparent"/>
    </style:style>
    <style:style style:name="P13" style:family="paragraph" style:parent-style-name="Standard" style:list-style-name="L1">
      <style:text-properties officeooo:paragraph-rsid="00411527" fo:background-color="transparent"/>
    </style:style>
    <style:style style:name="P14" style:family="paragraph" style:parent-style-name="Standard" style:list-style-name="L1">
      <style:text-properties officeooo:paragraph-rsid="0042b106" fo:background-color="transparent"/>
    </style:style>
    <style:style style:name="P15" style:family="paragraph" style:parent-style-name="Standard" style:list-style-name="L1">
      <style:text-properties officeooo:paragraph-rsid="0046be29" fo:background-color="transparent"/>
    </style:style>
    <style:style style:name="P16" style:family="paragraph" style:parent-style-name="Standard" style:list-style-name="L1">
      <style:text-properties officeooo:paragraph-rsid="00519777" fo:background-color="transparent"/>
    </style:style>
    <style:style style:name="P17" style:family="paragraph" style:parent-style-name="Standard" style:list-style-name="L1">
      <style:text-properties officeooo:rsid="003f0e0b" officeooo:paragraph-rsid="003f0e0b" fo:background-color="transparent"/>
    </style:style>
    <style:style style:name="P18" style:family="paragraph" style:parent-style-name="Standard" style:list-style-name="L1">
      <style:text-properties officeooo:rsid="00478e00" officeooo:paragraph-rsid="00478e00" fo:background-color="transparent"/>
    </style:style>
    <style:style style:name="P19" style:family="paragraph" style:parent-style-name="Standard" style:list-style-name="L1">
      <style:text-properties officeooo:rsid="00478e00" officeooo:paragraph-rsid="004fc0e6" fo:background-color="transparent"/>
    </style:style>
    <style:style style:name="P20" style:family="paragraph" style:parent-style-name="Standard" style:list-style-name="L1">
      <style:text-properties officeooo:rsid="00519777" officeooo:paragraph-rsid="00519777" fo:background-color="transparent"/>
    </style:style>
    <style:style style:name="P21" style:family="paragraph" style:parent-style-name="Standard" style:list-style-name="L1">
      <style:text-properties officeooo:rsid="005e31da" officeooo:paragraph-rsid="005e31da" fo:background-color="transparent"/>
    </style:style>
    <style:style style:name="P22" style:family="paragraph" style:parent-style-name="Standard" style:list-style-name="L1">
      <style:text-properties officeooo:rsid="0034182c" officeooo:paragraph-rsid="003f0e0b" fo:background-color="#ffff00"/>
    </style:style>
    <style:style style:name="P23" style:family="paragraph" style:parent-style-name="Standard" style:list-style-name="L1">
      <style:text-properties officeooo:rsid="002d83c3" officeooo:paragraph-rsid="002d83c3" fo:background-color="#ffff00"/>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519777" fo:background-color="transparent" loext:char-shading-value="0"/>
    </style:style>
    <style:style style:name="T20" style:family="text">
      <style:text-properties officeooo:rsid="0052fef7" fo:background-color="transparent" loext:char-shading-value="0"/>
    </style:style>
    <style:style style:name="T21" style:family="text">
      <style:text-properties officeooo:rsid="005fff15" fo:background-color="transparent" loext:char-shading-value="0"/>
    </style:style>
    <style:style style:name="T22" style:family="text">
      <style:text-properties officeooo:rsid="00638fbb" fo:background-color="transparent" loext:char-shading-value="0"/>
    </style:style>
    <style:style style:name="T23" style:family="text">
      <style:text-properties officeooo:rsid="006519dd" fo:background-color="transparent" loext:char-shading-value="0"/>
    </style:style>
    <style:style style:name="T24" style:family="text">
      <style:text-properties fo:background-color="#ffff00" loext:char-shading-value="0"/>
    </style:style>
    <style:style style:name="T25" style:family="text">
      <style:text-properties officeooo:rsid="0034182c" fo:background-color="#ffff00" loext:char-shading-value="0"/>
    </style:style>
    <style:style style:name="T26" style:family="text">
      <style:text-properties officeooo:rsid="005fff15" fo:background-color="#ffff00" loext:char-shading-value="0"/>
    </style:style>
    <style:style style:name="T27" style:family="text">
      <style:text-properties officeooo:rsid="003f0e0b"/>
    </style:style>
    <style:style style:name="T28" style:family="text">
      <style:text-properties officeooo:rsid="003f44ca"/>
    </style:style>
    <style:style style:name="T29" style:family="text">
      <style:text-properties officeooo:rsid="004090e5"/>
    </style:style>
    <style:style style:name="T30" style:family="text">
      <style:text-properties officeooo:rsid="004b78d3"/>
    </style:style>
    <style:style style:name="T31" style:family="text">
      <style:text-properties officeooo:rsid="00411527"/>
    </style:style>
    <style:style style:name="T32" style:family="text">
      <style:text-properties officeooo:rsid="0043df42"/>
    </style:style>
    <style:style style:name="T33" style:family="text">
      <style:text-properties officeooo:rsid="0042b106"/>
    </style:style>
    <style:style style:name="T34" style:family="text">
      <style:text-properties officeooo:rsid="00459269"/>
    </style:style>
    <style:style style:name="T35" style:family="text">
      <style:text-properties officeooo:rsid="0046be29"/>
    </style:style>
    <style:style style:name="T36" style:family="text">
      <style:text-properties officeooo:rsid="00499d75"/>
    </style:style>
    <style:style style:name="T37" style:family="text">
      <style:text-properties officeooo:rsid="0052fef7"/>
    </style:style>
    <style:style style:name="T38" style:family="text">
      <style:text-properties officeooo:rsid="0053e4a8"/>
    </style:style>
    <style:style style:name="T39" style:family="text">
      <style:text-properties officeooo:rsid="00543231"/>
    </style:style>
    <style:style style:name="T40" style:family="text">
      <style:text-properties officeooo:rsid="0055ae08"/>
    </style:style>
    <style:style style:name="T41" style:family="text">
      <style:text-properties officeooo:rsid="005c5d4e"/>
    </style:style>
    <style:style style:name="T42" style:family="text">
      <style:text-properties officeooo:rsid="005e2381"/>
    </style:style>
    <style:style style:name="T43" style:family="text">
      <style:text-properties fo:color="#ff6d6d" loext:opacity="100%" officeooo:rsid="005e2381" fo:background-color="#ffffa6" loext:char-shading-value="0"/>
    </style:style>
    <style:style style:name="T44" style:family="text">
      <style:text-properties officeooo:rsid="00519777"/>
    </style:style>
    <style:style style:name="T45" style:family="text">
      <style:text-properties officeooo:rsid="00638fbb" fo:background-color="#ffb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530939687" text:style-name="L1">
        <text:list-item>
          <text:p text:style-name="P7">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8">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7">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9">MSmap01: <text:s/>37 Tree-ring sites, basins, rivers with the 2 gages, . See MapLimits2023.txt, MSmap01, for map limits. Tree-ring sites green triangles as in SSmap01</text:p>
        </text:list-item>
        <text:list-item>
          <text:p text:style-name="P10"><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9">green=total width only <text:s/>(8 sites)</text:p>
            </text:list-item>
            <text:list-item>
              <text:p text:style-name="P9">blue = <text:s/>earlywood width, only <text:s/>EW (1 site)</text:p>
            </text:list-item>
            <text:list-item>
              <text:p text:style-name="P9">red = latewood width only , LW (1 site)</text:p>
            </text:list-item>
            <text:list-item>
              <text:p text:style-name="P9">orange = delta-blue onl (no sites in MS<text:span text:style-name="T6">map01)</text:span></text:p>
            </text:list-item>
            <text:list-item>
              <text:p text:style-name="P22"><text:span text:style-name="T12">magenta</text:span><text:span text:style-name="T11"> = combo, or more than one type of tree-ring variable; in MSmap02 this is 1 site that has both delta-blue and LW</text:span></text:p>
            </text:list-item>
          </text:list>
        </text:list-item>
        <text:list-item>
          <text:p text:style-name="P11"><text:span text:style-name="T1">SSmap0</text:span><text:span text:style-name="T27">3. Like SSmap01, except 31 instead of 37 tree-ring sites plotted. These are the chronologies that all go back to at least year 1685. See metadata file treeMetaTreeRO1685S.txt for the coordinates of the 31 chronologies. </text:span><text:span text:style-name="T30">Redo this to make sure all P and all T stations show. In other words, might need to jiggle some P locations so that P symbol not overwritten by T symbol.</text:span></text:p>
        </text:list-item>
        <text:list-item>
          <text:p text:style-name="P17">LSmap02. <text:s/>Like LSmap01, except for the following:</text:p>
          <text:list>
            <text:list-item>
              <text:p text:style-name="P12"><text:span text:style-name="T27">Instead of one stream gage, 3 streamgages, at location</text:span><text:span text:style-name="T28">s listed in file: StreamGage3Meta.ods. </text:span><text:span text:style-name="T29">No need to number or label these gages, but may need to reduce size of symbol</text:span></text:p>
            </text:list-item>
            <text:list-item>
              <text:p text:style-name="P13"><text:span text:style-name="T28">Annotate </text:span><text:span text:style-name="T29">point </text:span><text:span text:style-name="T28">“#7” <text:s/>and </text:span><text:span text:style-name="T29">place arrow </text:span><text:span text:style-name="T28">to the point. </text:span><text:span text:style-name="T6"><text:line-break/></text:span></text:p>
            </text:list-item>
          </text:list>
        </text:list-item>
        <text:list-item>
          <text:p text:style-name="P14"><text:span text:style-name="T31">Bar01: <text:s/>Bar plot showing change in reconstruction model performance as function of size of pool of potential predictors, <text:s/>See Bar01.mat for dat</text:span><text:span text:style-name="T32">a</text:span><text:span text:style-name="T31">, </text:span></text:p>
        </text:list-item>
        <text:list-item>
          <text:p text:style-name="P15"><text:span text:style-name="T33">MSmap03. Strength of runoff signal in direct Point-7 SSRs. Data in MSmap03_Data1.txt. </text:span><text:span text:style-name="T34">Sketch in MSmap03_Screengrab. </text:span><text:span text:style-name="T33"><text:s/>Symbols open circles size-coded according to adjusted R-squared of model and color coded (green=positive, orange=negative) according to sign of first predictor to enter model. </text:span><text:span text:style-name="T32">Size so zero R2a still has a small symbol. Also include symbols for those sites not accepted for modeling, but those should be gray and with the smallest size. </text:span><text:span text:style-name="T34">No need to put streamgage locations on this MS map. Add asterisk, labeled, at “Point 7”. </text:span><text:span text:style-name="T35"><text:s/></text:span><text:span text:style-name="T36">In key for symbol size, use different sizes corresponding to R2a = 0, 0.20 <text:s/>, 0.40 and 0.60. </text:span><text:span text:style-name="T42">Annotate map title as </text:span><text:span text:style-name="T43">“Runoff”</text:span></text:p>
        </text:list-item>
        <text:list-item>
          <text:p text:style-name="P4"><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3">“Warm-Season T”</text:span></text:p>
        </text:list-item>
        <text:list-item>
          <text:p text:style-name="P18"><text:soft-page-break/>Bar02. Bar plot showing three-century context of calibration-period droughts by direct and indirect reconstruction.</text:p>
        </text:list-item>
        <text:list-item>
          <text:p text:style-name="P19">Bar03. Bar chart showing indirect-modeled sensititivity of reconstructed extreme droughts to warming of air temperature and lowering of soil water capacity in the past.</text:p>
        </text:list-item>
        <text:list-item>
          <text:p text:style-name="P4"><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3">“Cool-Season P”</text:span></text:p>
        </text:list-item>
        <text:list-item>
          <text:p text:style-name="P4"><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3">“Warm-Season P”</text:span></text:p>
        </text:list-item>
        <text:list-item>
          <text:p text:style-name="P4"><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3">“Cool-Season T”</text:span></text:p>
        </text:list-item>
        <text:list-item>
          <text:p text:style-name="P16"><text:span text:style-name="T44">MSmap08RO1. <text:s text:c="2"/>Map of PC loadings, runoff (RO) reconstruction, principal component 1. Two files have the relevant data. 1) MSmap08RO1_Loadings.txt, which has the loading</text:span><text:span text:style-name="T40">s to be mapped (possible with sign reversed)</text:span><text:span text:style-name="T44"> in the colu</text:span><text:span text:style-name="T41">n</text:span><text:span text:style-name="T44">n lab</text:span><text:span text:style-name="T41">e</text:span><text:span text:style-name="T44">led “PC1”. <text:s/>2) MSmap08RO1_Coefficients.txt, which has the regression coeffi</text:span><text:span text:style-name="T41">ci</text:span><text:span text:style-name="T44">ents o</text:span><text:span text:style-name="T37">n the </text:span><text:span text:style-name="T44">PCs in the reconstruction model. <text:s/></text:span><text:span text:style-name="T38">Depending on the sign of the regression coefficient on the PC <text:s/>being mapped, the sign of the loadings may be reversed before mapping <text:s/>For example, b</text:span><text:span text:style-name="T44">ecause the coefficient on PC1 is negative, we will reverse the sign of loading before mapping. Mapping details</text:span></text:p>
          <text:list>
            <text:list-item>
              <text:p text:style-name="P20">The second column of the loading table maps the sites in the PC to our original table of 37 chronologies; this gives the lats and lons.</text:p>
            </text:list-item>
            <text:list-item>
              <text:p text:style-name="P20">Plot the loading as same-sign filled circles</text:p>
            </text:list-item>
            <text:list-item>
              <text:p text:style-name="P20">Color-code the circles by the absolute value of the loadings, Use some color map that will change gradually from negative to positive values, with circles filled with white at zero loading.</text:p>
            </text:list-item>
            <text:list-item>
              <text:p text:style-name="P20">Nudge as needed so that circles not masked by one above the other</text:p>
            </text:list-item>
            <text:list-item>
              <text:p text:style-name="P20">Annotate map with name of variable and percentage of variance explained by the PC. For example,<text:line-break/>“Runoff, <text:span text:style-name="T39">PC1, </text:span>48.1%”</text:p>
            </text:list-item>
            <text:list-item>
              <text:p text:style-name="P21">Label the color key as <text:span text:style-name="T24">“Loadings”</text:span></text:p>
            </text:list-item>
            <text:list-item>
              <text:p text:style-name="P5"><text:span text:style-name="T19">Looking ahead, we will do similar maps of loadings for PC5 and PC12 for the runoff reconstruction. </text:span><text:span text:style-name="T20">I have not gotten the data organized in git yet, but the file names will keep the root “MSmap08”, but have stems “RO5” and “RO12”. This is for future reference.</text:span></text:p>
            </text:list-item>
          </text:list>
        </text:list-item>
        <text:list-item>
          <text:p text:style-name="P6"><text:span text:style-name="T20"><text:s/></text:span><text:span text:style-name="T26">MSmap08RO5</text:span><text:span text:style-name="T21"> and </text:span><text:span text:style-name="T26">MSmap08RO12</text:span><text:span text:style-name="T21">. <text:s/>Exactly as MSmap08RO1, except that using PC5 and PC12 instead of PC1 from </text:span><text:span text:style-name="T19">MSmap08RO1_Loadings.txt, </text:span><text:span text:style-name="T21">Also, for possible reversal of signs in maps of loading, must look at the sign of the regression coefficient for the matching PC in </text:span><text:span text:style-name="T19">MSmap08RO1_Coefficients.txt. </text:span></text:p>
        </text:list-item>
        <text:list-item>
          <text:p text:style-name="P6"><text:span text:style-name="T45">MSmap08coolP1, MSmap08coolP4, MSmap08coolP5, </text:span><text:span text:style-name="T22">MSmap08coolP16. Four loadings maps, for cool-season precipitation (coolP) reconstruction models. Maps for PCs 1, 4, 5 and 16. Scheme for mapping same as for runoff PC maps such as MSmap08RO1. As with runoff maps, you need two data files, one with the loadings, and one with regression coefficients to decide whether to reverse sign of loading in mapping them. These files are being pushed as MSmap08coolP_Loadings.txt.txt </text:span><text:span text:style-name="T23">and MSmap08coolP_Coefficients.txt. <text:s/>A difference in the map annotation from the loadings maps for runoff <text:s/>is that “Cool-Season P” should replace “Runoff”</text:span><text:span text:style-name="T25"><text:line-break/></text:span></text:p>
          <text:p text:style-name="P2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List</text:span><text:span text:style-name="MT2">.odt<text:tab/></text:span><text:span text:style-name="MT2"><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ko</meta:initial-creator>
    <meta:creation-date>2023-02-25T19:54:57.570003722</meta:creation-date>
    <dc:date>2023-07-10T10:39:16.688703182</dc:date>
    <meta:editing-duration>PT22H5M8S</meta:editing-duration>
    <meta:editing-cycles>44</meta:editing-cycles>
    <meta:generator>LibreOffice/7.3.7.2$Linux_X86_64 LibreOffice_project/30$Build-2</meta:generator>
    <meta:printed-by>Dave Meko</meta:printed-by>
    <meta:print-date>2023-02-27T11:59:41.743461639</meta:print-date>
    <meta:document-statistic meta:table-count="0" meta:image-count="0" meta:object-count="0" meta:page-count="2" meta:paragraph-count="36" meta:word-count="1040" meta:character-count="6474" meta:non-whitespace-character-count="5467"/>
  </office:meta>
</office:document-meta>
</file>